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7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objectwithoutfill">
      <style:graphic-properties svg:stroke-color="#000000" draw:marker-end="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2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color="#ffffff" fo:font-weight="bold"/>
    </style:style>
    <style:style style:name="P8" style:family="paragraph">
      <loext:graphic-properties draw:fill="solid" draw:fill-color="#512da8"/>
      <style:paragraph-properties fo:text-align="center"/>
      <style:text-properties fo:color="#ffffff" fo:font-weight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solid" draw:fill-color="#d1c4e9"/>
      <style:paragraph-properties fo:text-align="center"/>
      <style:text-properties fo:font-weight="bold"/>
    </style:style>
    <style:style style:name="P13" style:family="paragraph">
      <loext:graphic-properties draw:fill="solid" draw:fill-color="#536dfe"/>
      <style:paragraph-properties fo:text-align="center"/>
      <style:text-properties fo:color="#ffffff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end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color="#212121" fo:font-size="18pt" fo:language="zxx" fo:country="none" style:font-size-asian="18pt" style:font-size-complex="18pt"/>
    </style:style>
    <style:style style:name="P23" style:family="paragraph">
      <style:text-properties fo:color="#212121" fo:font-size="18pt" fo:language="zxx" fo:country="none" style:font-size-asian="18pt" style:font-size-complex="18pt"/>
    </style:style>
    <style:style style:name="P24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9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30" style:family="paragraph">
      <loext:graphic-properties draw:fill="none"/>
      <style:paragraph-properties fo:text-align="center"/>
      <style:text-properties style:use-window-font-color="true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text-properties fo:font-size="32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673ab7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fo:font-size="15pt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tartup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</text:span><text:span text:style-name="T6">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</text:span><text:span text:style-name="T6">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75cm 12cm)">
            <text:p text:style-name="P7">Basic research</text:p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8cm" svg:height="4cm" draw:transform="rotate (1.5707963267949) translate (9.75cm 12cm)">
            <text:p text:style-name="P9"><text:span text:style-name="T7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75cm 12cm)">
            <text:p text:style-name="P11">Spinning off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8cm" svg:height="4.1cm" draw:transform="rotate (1.5707963267949) translate (17.65cm 12cm)">
            <text:p text:style-name="P7">Startup funding</text:p>
            <draw:enhanced-geometry svg:viewBox="0 0 21600 21600" draw:type="rectangle" draw:enhanced-path="M 0 0 L 21600 0 21600 21600 0 21600 0 0 Z N"/>
          </draw:custom-shape>
          <draw:line draw:style-name="gr6" draw:text-style-name="P15" draw:layer="layout" svg:x1="5.75cm" svg:y1="12.5cm" svg:x2="5.75cm" svg:y2="4cm">
            <text:p text:style-name="P14"><text:span text:style-name="T8">Research / startup</text:span><text:span text:style-name="T8"><text:line-break/></text:span><text:span text:style-name="T8">time spent ratio</text:span></text:p>
            <text:p text:style-name="P14"><text:span text:style-name="T8"/></text:p>
            <text:p text:style-name="P14"><text:span text:style-name="T8"/></text:p>
            <text:p text:style-name="P14"><text:span text:style-name="T8"/></text:p>
          </draw:line>
          <draw:line draw:style-name="gr7" draw:text-style-name="P16" draw:layer="layout" svg:x1="5.25cm" svg:y1="12cm" svg:x2="23.25cm" svg:y2="12cm">
            <text:p/>
          </draw:line>
          <draw:g>
            <draw:line draw:style-name="gr8" draw:layer="layout" svg:x1="9.75cm" svg:y1="11.5cm" svg:x2="9.75cm" svg:y2="12.5cm">
              <text:p/>
            </draw:line>
          </draw:g>
          <draw:g>
            <draw:line draw:style-name="gr8" draw:layer="layout" svg:x1="13.75cm" svg:y1="11.5cm" svg:x2="13.75cm" svg:y2="12.5cm">
              <text:p/>
            </draw:line>
          </draw:g>
          <draw:g>
            <draw:line draw:style-name="gr8" draw:layer="layout" svg:x1="17.75cm" svg:y1="11.5cm" svg:x2="17.75cm" svg:y2="12.5cm">
              <text:p/>
            </draw:line>
          </draw:g>
          <draw:g>
            <draw:line draw:style-name="gr8" draw:layer="layout" svg:x1="21.75cm" svg:y1="11.5cm" svg:x2="21.75cm" svg:y2="12.5cm">
              <text:p/>
            </draw:line>
          </draw:g>
          <draw:frame draw:style-name="gr9" draw:text-style-name="P17" draw:layer="layout" svg:width="3cm" svg:height="1cm" svg:x="4.25cm" svg:y="3cm">
            <draw:text-box>
              <text:p><text:span text:style-name="T8">100%</text:span></text:p>
            </draw:text-box>
          </draw:frame>
          <draw:path draw:style-name="gr10" draw:text-style-name="P18" draw:layer="layout" svg:width="14.314cm" svg:height="3.193cm" draw:transform="skewX (-0.0376991118430776) rotate (-0.498291501444381) translate (6.18400081192345cm 3.12532775648458cm)" svg:viewBox="0 0 14315 3194" svg:d="M0 976c7127-3800 7188 4980 14315 1292">
            <text:p/>
          </draw:path>
          <draw:frame draw:style-name="gr9" draw:text-style-name="P17" draw:layer="layout" svg:width="4cm" svg:height="1.5cm" svg:x="13.75cm" svg:y="12cm">
            <draw:text-box>
              <text:p><text:span text:style-name="T8">founding</text:span></text:p>
            </draw:text-box>
          </draw:frame>
          <draw:frame draw:style-name="gr11" draw:text-style-name="P20" draw:layer="layout" svg:width="4cm" svg:height="1.5cm" svg:x="19.75cm" svg:y="12cm">
            <draw:text-box>
              <text:p text:style-name="P19"><text:span text:style-name="T8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1">#</text:p>
              </table:table-cell>
              <table:table-cell>
                <text:p text:style-name="P21">Phase</text:p>
              </table:table-cell>
              <table:table-cell>
                <text:p text:style-name="P21">Program</text:p>
              </table:table-cell>
              <table:table-cell>
                <text:p text:style-name="P21"># Persons</text:p>
              </table:table-cell>
              <table:table-cell>
                <text:p text:style-name="P21">Amount<text:line-break/>[PM p. P.]</text:p>
              </table:table-cell>
            </table:table-row>
            <table:table-row table:style-name="ro1" table:default-cell-style-name="ce3">
              <table:table-cell table:style-name="ce2">
                <text:p text:style-name="P22">1</text:p>
              </table:table-cell>
              <table:table-cell>
                <text:p text:style-name="P23">Basic research</text:p>
              </table:table-cell>
              <table:table-cell>
                <text:p text:style-name="P23">DFG, ERC</text:p>
              </table:table-cell>
              <table:table-cell>
                <text:p text:style-name="P23">1-3 (up to 6)</text:p>
              </table:table-cell>
              <table:table-cell>
                <text:p text:style-name="P23">36</text:p>
              </table:table-cell>
            </table:table-row>
            <table:table-row table:style-name="ro1" table:default-cell-style-name="ce5">
              <table:table-cell table:style-name="ce4">
                <text:p text:style-name="P22">2</text:p>
              </table:table-cell>
              <table:table-cell>
                <text:p text:style-name="P23">Applied research</text:p>
              </table:table-cell>
              <table:table-cell>
                <text:p text:style-name="P23">BMWi (various), EU H2020</text:p>
              </table:table-cell>
              <table:table-cell>
                <text:p text:style-name="P23">1-4</text:p>
              </table:table-cell>
              <table:table-cell>
                <text:p text:style-name="P23">18-36</text:p>
              </table:table-cell>
            </table:table-row>
            <table:table-row table:style-name="ro1" table:default-cell-style-name="ce7">
              <table:table-cell table:style-name="ce6">
                <text:p text:style-name="P22">3</text:p>
              </table:table-cell>
              <table:table-cell>
                <text:p text:style-name="P23">Spinning off</text:p>
              </table:table-cell>
              <table:table-cell>
                <text:p text:style-name="P23">EXIST Forschungstransfer</text:p>
              </table:table-cell>
              <table:table-cell>
                <text:p text:style-name="P23">3-4</text:p>
              </table:table-cell>
              <table:table-cell>
                <text:p text:style-name="P23">18</text:p>
              </table:table-cell>
            </table:table-row>
            <table:table-row table:style-name="ro1" table:default-cell-style-name="ce5">
              <table:table-cell table:style-name="ce4">
                <text:p text:style-name="P22">4</text:p>
              </table:table-cell>
              <table:table-cell>
                <text:p text:style-name="P23">Starting up</text:p>
              </table:table-cell>
              <table:table-cell>
                <text:p text:style-name="P23">EXIST II</text:p>
              </table:table-cell>
              <table:table-cell>
                <text:p text:style-name="P23">3-4</text:p>
              </table:table-cell>
              <table:table-cell>
                <text:p text:style-name="P23">6</text:p>
              </table:table-cell>
            </table:table-row>
            <table:table-row table:style-name="ro2" table:default-cell-style-name="ce9">
              <table:table-cell table:style-name="ce8">
                <text:p text:style-name="P22">5</text:p>
              </table:table-cell>
              <table:table-cell>
                <text:p text:style-name="P23">...</text:p>
              </table:table-cell>
              <table:table-cell>
                <text:p text:style-name="P23">KMU Innovativ</text:p>
              </table:table-cell>
              <table:table-cell>
                <text:p text:style-name="P23">...</text:p>
              </table:table-cell>
              <table:table-cell>
                <text:p text:style-name="P23">12-2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8" draw:layer="layout" svg:x1="0.5cm" svg:y1="9.6cm" svg:x2="27.5cm" svg:y2="9.6cm">
          <text:p/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3" draw:text-style-name="P24" draw:layer="layout" svg:width="7cm" svg:height="4cm" svg:x="8.25cm" svg:y="6.5cm">
            <text:p text:style-name="P14"><text:span text:style-name="T9">Doctoral</text:span><text:span text:style-name="T9"><text:line-break/></text:span><text:span text:style-name="T9">stud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4" draw:layer="layout" svg:width="7cm" svg:height="4cm" svg:x="15.25cm" svg:y="2.5cm">
            <text:p text:style-name="P14"><text:span text:style-name="T9">Student</text:span><text:span text:style-name="T9"><text:line-break/></text:span><text:span text:style-name="T9">helper (WiHi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5" draw:layer="layout" svg:width="7cm" svg:height="4cm" svg:x="8.25cm" svg:y="2.5cm">
            <text:p text:style-name="P14"><text:span text:style-name="T9">Student in</text:span><text:span text:style-name="T9"><text:line-break/></text:span><text:span text:style-name="T9">class / thesi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5" draw:layer="layout" svg:width="7cm" svg:height="4cm" svg:x="15.25cm" svg:y="6.5cm">
            <text:p text:style-name="P14"><text:span text:style-name="T9">Research</text:span><text:span text:style-name="T9"><text:line-break/></text:span><text:span text:style-name="T9">fellow (WiMi)</text:span></text:p>
            <draw:enhanced-geometry svg:viewBox="0 0 21600 21600" draw:type="rectangle" draw:enhanced-path="M 0 0 L 21600 0 21600 21600 0 21600 0 0 Z N"/>
          </draw:custom-shape>
          <draw:frame draw:style-name="gr15" draw:text-style-name="P26" draw:layer="layout" svg:width="7cm" svg:height="1.5cm" svg:x="8.25cm" svg:y="10.5cm">
            <draw:text-box>
              <text:p><text:span text:style-name="T10">The individual</text:span></text:p>
            </draw:text-box>
          </draw:frame>
          <draw:frame draw:style-name="gr15" draw:text-style-name="P26" draw:layer="layout" svg:width="7cm" svg:height="1.5cm" svg:x="15.25cm" svg:y="10.5cm">
            <draw:text-box>
              <text:p><text:span text:style-name="T10">The university</text:span></text:p>
            </draw:text-box>
          </draw:frame>
          <draw:frame draw:style-name="gr16" draw:text-style-name="P27" draw:layer="layout" svg:width="14cm" svg:height="1.5cm" svg:x="8.25cm" svg:y="12cm">
            <draw:text-box>
              <text:p><text:span text:style-name="T11">Copyright Ownership</text:span></text:p>
            </draw:text-box>
          </draw:frame>
          <draw:frame draw:style-name="gr15" draw:text-style-name="P28" draw:layer="layout" svg:width="4cm" svg:height="1.5cm" draw:transform="rotate (1.5707963267949) translate (6.75cm 10.5cm)">
            <draw:text-box>
              <text:p><text:span text:style-name="T12">Doctoral</text:span></text:p>
            </draw:text-box>
          </draw:frame>
          <draw:frame draw:style-name="gr15" draw:text-style-name="P26" draw:layer="layout" svg:width="4cm" svg:height="1.5cm" draw:transform="rotate (1.5707963267949) translate (6.75cm 6.5cm)">
            <draw:text-box>
              <text:p><text:span text:style-name="T10">Bachelor</text:span><text:span text:style-name="T10"><text:line-break/></text:span><text:span text:style-name="T10">or Master</text:span></text:p>
            </draw:text-box>
          </draw:frame>
          <draw:frame draw:style-name="gr17" draw:text-style-name="P29" draw:layer="layout" svg:width="8cm" svg:height="1.5cm" draw:transform="rotate (1.5707963267949) translate (5.25cm 10.5cm)">
            <draw:text-box>
              <text:p><text:span text:style-name="T11">Degree Program</text:span></text:p>
            </draw:text-box>
          </draw:frame>
          <draw:line draw:style-name="gr18" draw:text-style-name="P30" draw:layer="layout" svg:x1="7.75cm" svg:y1="6.5cm" svg:x2="22.75cm" svg:y2="6.5cm">
            <text:p/>
          </draw:line>
          <draw:line draw:style-name="gr18" draw:text-style-name="P30" draw:layer="layout" svg:x1="15.25cm" svg:y1="11cm" svg:x2="15.25cm" svg:y2="2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tartup Fun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llows the basic and applied research phase</text:p>
              </text:list-item>
              <text:list-item>
                <text:p>In which you turn the research project into a product</text:p>
              </text:list-item>
              <text:list-item>
                <text:p><text:span text:style-name="T5">Takes place at university and </text:span><text:span text:style-name="T5">can be funded the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Trademarks, domains, other IP</text:p>
                  </text:list-item>
                </text:list>
                <text:p/>
              </text:list-item>
              <text:list-item>
                <text:p text:style-name="P5"><text:span text:style-name="T13">What the university may ask </text:span><text:span text:style-name="T13">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e outside assessor)</text:p>
                  </text:list-item>
                  <text:list-item>
                    <text:p>By labor spent on it (count person months)</text:p>
                  </text:list-item>
                  <text:list-item>
                    <text:p>By lines of relevant code (priced by lin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are of Founders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34" draw:layer="layout" svg:width="20cm" svg:height="4cm" svg:x="0cm" svg:y="11.75cm">
          <draw:text-box>
            <text:p text:style-name="P33"><text:span text:style-name="T14">DR</text:span></text:p>
          </draw:text-box>
        </draw:frame>
        <draw:frame presentation:style-name="pr14" draw:text-style-name="P35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32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6H15M7S</meta:editing-duration>
    <meta:editing-cycles>40</meta:editing-cycles>
    <meta:generator>LibreOffice/6.0.7.3$Linux_X86_64 LibreOffice_project/00m0$Build-3</meta:generator>
    <dc:date>2020-09-06T15:33:41.294730755</dc:date>
    <meta:document-statistic meta:object-count="192"/>
  </office:meta>
</office:document-meta>
</file>